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8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9252in"/>
    </style:style>
    <style:style style:name="co4" style:family="table-column">
      <style:table-column-properties fo:break-before="auto" style:column-width="0.817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7236in"/>
    </style:style>
    <style:style style:name="co9" style:family="table-column">
      <style:table-column-properties fo:break-before="auto" style:column-width="0.7563in"/>
    </style:style>
    <style:style style:name="co10" style:family="table-column">
      <style:table-column-properties fo:break-before="auto" style:column-width="1.6028in"/>
    </style:style>
    <style:style style:name="co11" style:family="table-column">
      <style:table-column-properties fo:break-before="auto" style:column-width="0.8098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835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Icon</text:p>
          </table:table-cell>
          <table:table-cell table:style-name="ce3" office:value-type="string">
            <text:p>Size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OMMENT</text:p>
          </table:table-cell>
          <table:table-cell table:style-name="ce2" office:value-type="string">
            <text:p>VERY HIGH ZOOM</text:p>
          </table:table-cell>
          <table:table-cell table:style-name="ce5" table:number-columns-repeated="7"/>
          <table:table-cell table:style-name="ce3" table:number-columns-repeated="5"/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ban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ank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bench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ench.svg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caf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af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restaura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stauran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schoo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choo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recycl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ecycling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atm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atm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fast_foo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astfoo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ub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ub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port</text:p>
          </table:table-cell>
          <table:table-cell office:value-type="string">
            <text:p>swimm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wimm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port</text:p>
          </table:table-cell>
          <table:table-cell office:value-type="string">
            <text:p>socc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occ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shop</text:p>
          </table:table-cell>
          <table:table-cell office:value-type="string">
            <text:p>supermarke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upermarket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kindergarte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kindergarte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natural</text:p>
          </table:table-cell>
          <table:table-cell office:value-type="string">
            <text:p>spr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spring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teleph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telephon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fountai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fountai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2">
          <table:table-cell office:value-type="string">
            <text:p>building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ddr:housenumber</text:p>
          </table:table-cell>
          <table:table-cell office:value-type="string">
            <text:p>*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addr:housenumber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COMMENT</text:p>
          </table:table-cell>
          <table:table-cell table:number-columns-repeated="17"/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collapsed_build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ildingCollapsed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natural</text:p>
          </table:table-cell>
          <table:table-cell office:value-type="string">
            <text:p>peak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!_lon!_lat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eak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highway</text:p>
          </table:table-cell>
          <table:table-cell office:value-type="string">
            <text:p>bus_sto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bu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obstac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ga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gate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barrier</text:p>
          </table:table-cell>
          <table:table-cell office:value-type="string">
            <text:p>wal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wall.sv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fu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u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lace_of_worship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church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arking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arking.png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leisure</text:p>
          </table:table-cell>
          <table:table-cell office:value-type="string">
            <text:p>playgroun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layground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pol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olice.pn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ost_offic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amenity</text:p>
          </table:table-cell>
          <table:table-cell office:value-type="string">
            <text:p>bus_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us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maxspeed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da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enforcement</text:p>
          </table:table-cell>
          <table:table-cell office:value-type="string">
            <text:p>traffic_signals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litz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spontaneous_campsite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people_camping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picnic_sit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picnic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viewpoint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binocular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attrac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glasses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2">
          <table:table-cell office:value-type="string">
            <text:p>tourism</text:p>
          </table:table-cell>
          <table:table-cell office:value-type="string">
            <text:p>hotel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te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tourism</text:p>
          </table:table-cell>
          <table:table-cell office:value-type="string">
            <text:p>inform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info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field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hospital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amenity</text:p>
          </table:table-cell>
          <table:table-cell office:value-type="string">
            <text:p>pharmacy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harmacy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pole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power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man_made</text:p>
          </table:table-cell>
          <table:table-cell office:value-type="string">
            <text:p>tower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tower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  <table:table-cell table:number-columns-repeated="4"/>
        </table:table-row>
        <table:table-row table:style-name="ro1">
          <table:table-cell office:value-type="string">
            <text:p>railway</text:p>
          </table:table-cell>
          <table:table-cell office:value-type="string">
            <text:p>station</text:p>
          </table:table-cell>
          <table:table-cell office:value-type="string">
            <text:p>black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icons/railwaystation.svg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COMMENT</text:p>
          </table:table-cell>
          <table:table-cell office:value-type="string">
            <text:p>PLACES</text:p>
          </table:table-cell>
          <table:table-cell table:number-columns-repeated="16"/>
        </table:table-row>
        <table:table-row table:style-name="ro1">
          <table:table-cell office:value-type="string">
            <text:p>place</text:p>
          </table:table-cell>
          <table:table-cell office:value-type="string">
            <text:p>city</text:p>
          </table:table-cell>
          <table:table-cell office:value-type="string">
            <text:p>black</text:p>
          </table:table-cell>
          <table:table-cell office:value-type="float" office:value="3">
            <text:p>3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8">
            <text:p>18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999999">
            <text:p>999999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town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250000">
            <text:p>2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suburb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village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office:value-type="string">
            <text:p>place</text:p>
          </table:table-cell>
          <table:table-cell office:value-type="string">
            <text:p>hamlet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WAYS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thickness</text:p>
          </table:table-cell>
          <table:table-cell table:style-name="ce1" office:value-type="string">
            <text:p>DashStyle</text:p>
          </table:table-cell>
          <table:table-cell table:style-name="ce1" office:value-type="string">
            <text:p>BorderColor</text:p>
          </table:table-cell>
          <table:table-cell table:style-name="ce1" office:value-type="string">
            <text:p>BorderThickness</text:p>
          </table:table-cell>
          <table:table-cell table:style-name="ce1" office:value-type="string">
            <text:p>fill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label-color</text:p>
          </table:table-cell>
          <table:table-cell table:style-name="ce1" office:value-type="string">
            <text:p>label-size</text:p>
          </table:table-cell>
          <table:table-cell table:style-name="ce1" office:value-type="string">
            <text:p>label-font</text:p>
          </table:table-cell>
          <table:table-cell table:style-name="ce1" office:value-type="string">
            <text:p>label-offset</text:p>
          </table:table-cell>
          <table:table-cell table:style-name="ce3" office:value-type="string">
            <text:p>Legend</text:p>
          </table:table-cell>
          <table:table-cell table:style-name="ce3" office:value-type="string">
            <text:p>BaseLayer</text:p>
          </table:table-cell>
          <table:table-cell office:value-type="string">
            <text:p>AreaIcon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esidential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living_street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edestrian</text:p>
          </table:table-cell>
          <table:table-cell office:value-type="string">
            <text:p>darkgrey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teps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6">
            <text:p>6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unclassifie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road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rvice</text:p>
          </table:table-cell>
          <table:table-cell office:value-type="string">
            <text:p>darkgrey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4">
            <text:p>14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motorway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6">
            <text:p>16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unk_link</text:p>
          </table:table-cell>
          <table:table-cell office:value-type="string">
            <text:p>blue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</text:p>
          </table:table-cell>
          <table:table-cell office:value-type="string">
            <text:p>re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rimary_link</text:p>
          </table:table-cell>
          <table:table-cell office:value-type="string">
            <text:p>re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white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</text:p>
          </table:table-cell>
          <table:table-cell office:value-type="string">
            <text:p>goldenrod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0">
            <text:p>2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secondary_link</text:p>
          </table:table-cell>
          <table:table-cell office:value-type="string">
            <text:p>goldenrod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ertiary</text:p>
          </table:table-cell>
          <table:table-cell office:value-type="string">
            <text:p>darkkhaki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ref!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1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2</text:p>
          </table:table-cell>
          <table:table-cell office:value-type="string">
            <text:p>darkgr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3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4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|tracktype</text:p>
          </table:table-cell>
          <table:table-cell office:value-type="string">
            <text:p>track|grade5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track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footway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path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highway</text:p>
          </table:table-cell>
          <table:table-cell office:value-type="string">
            <text:p>cycleway</text:p>
          </table:table-cell>
          <table:table-cell office:value-type="string">
            <text:p>blu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ddr:interpolation</text:p>
          </table:table-cell>
          <table:table-cell office:value-type="string">
            <text:p>*</text:p>
          </table:table-cell>
          <table:table-cell office:value-type="string">
            <text:p>darkgre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power</text:p>
          </table:table-cell>
          <table:table-cell office:value-type="string">
            <text:p>line</text:p>
          </table:table-cell>
          <table:table-cell office:value-type="string">
            <text:p>darkgre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railway</text:p>
          </table:table-cell>
          <table:table-cell office:value-type="string">
            <text:p>rail</text:p>
          </table:table-cell>
          <table:table-cell office:value-type="string">
            <text:p>black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canal</text:p>
          </table:table-cell>
          <table:table-cell office:value-type="string">
            <text:p>lightblu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drain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stream</text:p>
          </table:table-cell>
          <table:table-cell office:value-type="string">
            <text:p>lightblu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25001">
            <text:p>25001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yes</text:p>
          </table:table-cell>
          <table:table-cell office:value-type="string">
            <text:p>gra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!addr:housenumber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string">
            <text:p>building</text:p>
          </table:table-cell>
          <table:table-cell office:value-type="string">
            <text:p>collapsed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type</text:p>
          </table:table-cell>
          <table:table-cell office:value-type="string">
            <text:p>hospital|Field 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|hospital</text:p>
          </table:table-cell>
          <table:table-cell office:value-type="string">
            <text:p>hospital|field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2">
            <text:p>12</text:p>
          </table:table-cell>
          <table:table-cell office:value-type="string">
            <text:p>sans-serif</text:p>
          </table:table-cell>
          <table:table-cell office:value-type="float" office:value="-3">
            <text:p>-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Field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amenity</text:p>
          </table:table-cell>
          <table:table-cell office:value-type="string">
            <text:p>hospital</text:p>
          </table:table-cell>
          <table:table-cell office:value-type="string">
            <text:p>pink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Hospital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tourism|refugee</text:p>
          </table:table-cell>
          <table:table-cell office:value-type="string">
            <text:p>camp_site|yes</text:p>
          </table:table-cell>
          <table:table-cell office:value-type="string">
            <text:p>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areaRefugees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earthquake:damage</text:p>
          </table:table-cell>
          <table:table-cell office:value-type="string">
            <text:p>landslide</text:p>
          </table:table-cell>
          <table:table-cell office:value-type="string">
            <text:p>darkgre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-2">
            <text:p>-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cons/landslide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waterway</text:p>
          </table:table-cell>
          <table:table-cell office:value-type="string">
            <text:p>riverbank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coastline</text:p>
          </table:table-cell>
          <table:table-cell office:value-type="string">
            <text:p>blu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ater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beach</text:p>
          </table:table-cell>
          <table:table-cell office:value-type="string">
            <text:p>lightblu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Beach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scree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cree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heat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Heat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marsh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8">
            <text:p>8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Marsh.svg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park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tadium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eisure</text:p>
          </table:table-cell>
          <table:table-cell office:value-type="string">
            <text:p>sports_centre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./icons/areaSport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emete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Cemetery.sv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ilitary</text:p>
          </table:table-cell>
          <table:table-cell office:value-type="string">
            <text:p>non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./icons/areaMilitary.png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</table:table-row>
        <table:table-row table:style-name="ro1">
          <table:table-cell office:value-type="string">
            <text:p>natural</text:p>
          </table:table-cell>
          <table:table-cell office:value-type="string">
            <text:p>wood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orest</text:p>
          </table:table-cell>
          <table:table-cell office:value-type="string">
            <text:p>dark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lan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yard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farm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grass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meadow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999999">
            <text:p>999999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village_green</text:p>
          </table:table-cell>
          <table:table-cell office:value-type="string">
            <text:p>lightgree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am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resident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industr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landuse</text:p>
          </table:table-cell>
          <table:table-cell office:value-type="string">
            <text:p>commercial</text:p>
          </table:table-cell>
          <table:table-cell office:value-type="string">
            <text:p>light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run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aeroway</text:p>
          </table:table-cell>
          <table:table-cell office:value-type="string">
            <text:p>taxiway</text:p>
          </table:table-cell>
          <table:table-cell office:value-type="string">
            <text:p>gray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black</text:p>
          </table:table-cell>
          <table:table-cell office:value-type="float" office:value="10">
            <text:p>10</text:p>
          </table:table-cell>
          <table:table-cell office:value-type="string">
            <text:p>sans-serif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ROUTES</text:p>
          </table:table-cell>
          <table:table-cell table:style-name="ce3" office:value-type="string">
            <text:p>ThicknessLine</text:p>
          </table:table-cell>
          <table:table-cell table:style-name="ce3" office:value-type="string">
            <text:p>DashStyle</text:p>
          </table:table-cell>
          <table:table-cell table:style-name="ce3" office:value-type="string">
            <text:p>Opacity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StopNodeThickness</text:p>
          </table:table-cell>
          <table:table-cell table:style-name="ce3" office:value-type="string">
            <text:p>FromScale</text:p>
          </table:table-cell>
          <table:table-cell table:style-name="ce3" office:value-type="string">
            <text:p>ToScale</text:p>
          </table:table-cell>
          <table:table-cell table:number-columns-repeated="9"/>
        </table:table-row>
        <table:table-row table:style-name="ro1">
          <table:table-cell table:style-name="ce4" office:value-type="string">
            <text:p>hiking</text:p>
          </table:table-cell>
          <table:table-cell office:value-type="string">
            <text:p>red;pink;yellow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office:value-type="string">
            <text:p>bus</text:p>
          </table:table-cell>
          <table:table-cell office:value-type="string">
            <text:p>red;pink;yellow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ref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000">
            <text:p>50000</text:p>
          </table:table-cell>
          <table:table-cell table:number-columns-repeated="9"/>
        </table:table-row>
        <table:table-row table:style-name="ro1">
          <table:table-cell table:style-name="ce3" office:value-type="string">
            <text:p>SECTION</text:p>
          </table:table-cell>
          <table:table-cell table:style-name="ce3" office:value-type="string">
            <text:p>END</text:p>
          </table:table-cell>
          <table:table-cell table:number-columns-repeated="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3">03/13/2010</text:date>, <text:time>09:2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3T09:21:51</dc:date>
    <dc:creator>gs </dc:creator>
    <meta:generator>OpenOffice.org/3.1$Linux OpenOffice.org_project/310m19$Build-9420</meta:generator>
    <meta:editing-duration>PT05H09M33S</meta:editing-duration>
    <meta:editing-cycles>117</meta:editing-cycles>
    <meta:document-statistic meta:table-count="1" meta:cell-count="2094" meta:object-count="0"/>
  </office:meta>
</office:document-meta>
</file>